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2" style:family="paragraph" style:parent-style-name="Text_20_body">
      <style:paragraph-properties fo:margin-top="0in" fo:margin-bottom="0.1in" loext:contextual-spacing="false" fo:text-align="justify" style:justify-single-word="false"/>
      <style:text-properties officeooo:paragraph-rsid="003e84b7"/>
    </style:style>
    <style:style style:name="P23" style:family="paragraph" style:parent-style-name="MainHeading">
      <style:paragraph-properties fo:margin-top="0in" fo:margin-bottom="0.1in" loext:contextual-spacing="false" fo:break-before="page"/>
    </style:style>
    <style:style style:name="P24"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5"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6" style:family="paragraph" style:parent-style-name="Text_20_body" style:master-page-name="">
      <style:paragraph-properties fo:margin-top="0in" fo:margin-bottom="0in" loext:contextual-spacing="false" style:page-number="auto"/>
      <style:text-properties style:font-name="Century Gothic1"/>
    </style:style>
    <style:style style:name="P27"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8"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30"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31" style:family="paragraph" style:parent-style-name="SubHeading">
      <style:text-properties officeooo:rsid="00294855" officeooo:paragraph-rsid="00294855"/>
    </style:style>
    <style:style style:name="P32" style:family="paragraph" style:parent-style-name="SubHeading">
      <style:text-properties officeooo:rsid="00294855" officeooo:paragraph-rsid="00350ea7"/>
    </style:style>
    <style:style style:name="P33" style:family="paragraph" style:parent-style-name="SubHeading">
      <style:text-properties officeooo:rsid="00294855" officeooo:paragraph-rsid="0037493d"/>
    </style:style>
    <style:style style:name="P34" style:family="paragraph" style:parent-style-name="SubHeading">
      <style:text-properties officeooo:rsid="0037493d" officeooo:paragraph-rsid="003e84b7"/>
    </style:style>
    <style:style style:name="P35" style:family="paragraph" style:parent-style-name="SubHeading">
      <style:text-properties officeooo:rsid="00418538" officeooo:paragraph-rsid="00418538"/>
    </style:style>
    <style:style style:name="P36" style:family="paragraph" style:parent-style-name="SubHeading">
      <style:text-properties officeooo:rsid="00461573" officeooo:paragraph-rsid="00461573"/>
    </style:style>
    <style:style style:name="P37" style:family="paragraph" style:parent-style-name="Text_20_body">
      <style:text-properties officeooo:rsid="002f5c1c" officeooo:paragraph-rsid="0031434f"/>
    </style:style>
    <style:style style:name="P38" style:family="paragraph" style:parent-style-name="Text_20_body">
      <style:text-properties officeooo:rsid="0031434f" officeooo:paragraph-rsid="0031434f"/>
    </style:style>
    <style:style style:name="P39" style:family="paragraph" style:parent-style-name="Text_20_body">
      <style:text-properties officeooo:paragraph-rsid="00401a38"/>
    </style:style>
    <style:style style:name="P40" style:family="paragraph" style:parent-style-name="Text_20_body">
      <style:text-properties fo:font-weight="bold" officeooo:rsid="00461573" officeooo:paragraph-rsid="00461573" style:font-weight-asian="bold" style:font-weight-complex="bold"/>
    </style:style>
    <style:style style:name="P41" style:family="paragraph" style:parent-style-name="Text_20_body">
      <style:text-properties fo:font-weight="bold" officeooo:rsid="00523d54" officeooo:paragraph-rsid="005a4faa" style:font-weight-asian="bold" style:font-weight-complex="bold"/>
    </style:style>
    <style:style style:name="P42" style:family="paragraph" style:parent-style-name="Text_20_body">
      <style:text-properties fo:font-weight="bold" officeooo:rsid="00536bab" officeooo:paragraph-rsid="005a4faa" style:font-weight-asian="bold" style:font-weight-complex="bold"/>
    </style:style>
    <style:style style:name="P43" style:family="paragraph" style:parent-style-name="Text_20_body">
      <style:text-properties fo:font-weight="bold" officeooo:rsid="004913b1" officeooo:paragraph-rsid="004913b1" style:font-weight-asian="bold" style:font-weight-complex="bold"/>
    </style:style>
    <style:style style:name="P44" style:family="paragraph" style:parent-style-name="Text_20_body">
      <style:text-properties fo:font-weight="bold" officeooo:rsid="005750d7" officeooo:paragraph-rsid="005a4faa" style:font-weight-asian="bold" style:font-weight-complex="bold"/>
    </style:style>
    <style:style style:name="P45" style:family="paragraph" style:parent-style-name="Text_20_body">
      <style:text-properties fo:font-weight="bold" officeooo:rsid="0046d347" officeooo:paragraph-rsid="0046d347" style:font-weight-asian="bold" style:font-weight-complex="bold"/>
    </style:style>
    <style:style style:name="P46" style:family="paragraph" style:parent-style-name="Text_20_body">
      <style:text-properties officeooo:rsid="004913b1" officeooo:paragraph-rsid="004913b1"/>
    </style:style>
    <style:style style:name="P47" style:family="paragraph" style:parent-style-name="Text_20_body">
      <style:text-properties fo:font-weight="normal" officeooo:rsid="004a9a1b" officeooo:paragraph-rsid="004a9a1b" style:font-weight-asian="normal" style:font-weight-complex="normal"/>
    </style:style>
    <style:style style:name="P48" style:family="paragraph" style:parent-style-name="Text_20_body">
      <style:text-properties fo:font-weight="normal" officeooo:rsid="004ca51e" officeooo:paragraph-rsid="004ca51e" style:font-weight-asian="normal" style:font-weight-complex="normal"/>
    </style:style>
    <style:style style:name="P49" style:family="paragraph" style:parent-style-name="Text_20_body">
      <style:text-properties fo:font-weight="normal" officeooo:rsid="004de5c1" officeooo:paragraph-rsid="004de5c1" style:font-weight-asian="normal" style:font-weight-complex="normal"/>
    </style:style>
    <style:style style:name="P50" style:family="paragraph" style:parent-style-name="Text_20_body">
      <style:text-properties fo:font-weight="normal" officeooo:rsid="004913b1" officeooo:paragraph-rsid="005a4faa" style:font-weight-asian="normal" style:font-weight-complex="normal"/>
    </style:style>
    <style:style style:name="P51" style:family="paragraph" style:parent-style-name="Text_20_body">
      <style:text-properties fo:font-weight="normal" officeooo:rsid="004913b1" officeooo:paragraph-rsid="004913b1" style:font-weight-asian="normal" style:font-weight-complex="normal"/>
    </style:style>
    <style:style style:name="P52"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5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6"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7" style:family="paragraph" style:parent-style-name="Text_20_body">
      <loext:graphic-properties draw:fill="none"/>
      <style:paragraph-properties fo:margin-left="0in" fo:margin-right="0in" fo:margin-top="0in" fo:margin-bottom="0.1in" loext:contextual-spacing="false" fo:text-align="justify" style:justify-single-word="false" fo:orphans="3" fo:widows="3" fo:text-indent="0in" style:auto-text-indent="false" fo:break-before="column"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8" style:family="paragraph" style:parent-style-name="SampleDeityText">
      <style:text-properties officeooo:paragraph-rsid="005a4faa"/>
    </style:style>
    <style:style style:name="P59" style:family="paragraph" style:parent-style-name="SampleDeityText">
      <style:text-properties fo:font-weight="normal" officeooo:rsid="0054b62c" officeooo:paragraph-rsid="005a4faa" style:font-weight-asian="normal" style:font-weight-complex="normal"/>
    </style:style>
    <style:style style:name="P60" style:family="paragraph" style:parent-style-name="SampleDeityText">
      <style:text-properties fo:font-weight="normal" officeooo:rsid="004913b1" officeooo:paragraph-rsid="005a4faa" style:font-weight-asian="normal" style:font-weight-complex="normal"/>
    </style:style>
    <style:style style:name="P61" style:family="paragraph" style:parent-style-name="Text_20_body">
      <style:paragraph-properties fo:break-before="page"/>
      <style:text-properties fo:font-weight="bold" officeooo:rsid="00461573" officeooo:paragraph-rsid="00461573" style:font-weight-asian="bold" style:font-weight-complex="bold"/>
    </style:style>
    <style:style style:name="P62" style:family="paragraph" style:parent-style-name="Text_20_body">
      <style:paragraph-properties fo:break-before="column"/>
      <style:text-properties fo:font-weight="bold" officeooo:rsid="0046d347" officeooo:paragraph-rsid="0046d347" style:font-weight-asian="bold" style:font-weight-complex="bold"/>
    </style:style>
    <style:style style:name="P63" style:family="paragraph" style:parent-style-name="SampleDeityText">
      <style:text-properties fo:font-weight="normal" officeooo:paragraph-rsid="005a4faa" style:font-weight-asian="normal"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officeooo:rsid="003b0008"/>
    </style:style>
    <style:style style:name="T22" style:family="text">
      <style:text-properties officeooo:rsid="00418538"/>
    </style:style>
    <style:style style:name="T23" style:family="text">
      <style:text-properties officeooo:rsid="00444e8e"/>
    </style:style>
    <style:style style:name="T24" style:family="text">
      <style:text-properties style:font-name="Soutane4" fo:font-size="10pt" officeooo:rsid="003e84b7" fo:background-color="transparent" loext:char-shading-value="0" style:font-size-asian="10pt" style:font-size-complex="10pt"/>
    </style:style>
    <style:style style:name="T25" style:family="text">
      <style:text-properties style:font-name="Soutane4" fo:font-size="10pt" officeooo:rsid="00401a38" fo:background-color="transparent" loext:char-shading-value="0" style:font-size-asian="10pt" style:font-size-complex="10pt"/>
    </style:style>
    <style:style style:name="T26" style:family="text">
      <style:text-properties style:font-name="Soutane4" fo:font-size="10pt" officeooo:rsid="00444e8e" fo:background-color="transparent" loext:char-shading-value="0" style:font-size-asian="10pt" style:font-size-complex="10pt"/>
    </style:style>
    <style:style style:name="T27" style:family="text">
      <style:text-properties style:text-position="super 58%"/>
    </style:style>
    <style:style style:name="T28" style:family="text">
      <style:text-properties style:text-position="0% 100%"/>
    </style:style>
    <style:style style:name="T29" style:family="text">
      <style:text-properties officeooo:rsid="004ca51e"/>
    </style:style>
    <style:style style:name="T30" style:family="text">
      <style:text-properties officeooo:rsid="004fc71e"/>
    </style:style>
    <style:style style:name="T31" style:family="text">
      <style:text-properties officeooo:rsid="00516a81"/>
    </style:style>
    <style:style style:name="T32" style:family="text">
      <style:text-properties officeooo:rsid="0051f170"/>
    </style:style>
    <style:style style:name="T33" style:family="text">
      <style:text-properties officeooo:rsid="00546eae"/>
    </style:style>
    <style:style style:name="T34" style:family="text">
      <style:text-properties officeooo:rsid="00566a23"/>
    </style:style>
    <style:style style:name="T35" style:family="text">
      <style:text-properties officeooo:rsid="005727ee"/>
    </style:style>
    <style:style style:name="T36" style:family="text">
      <style:text-properties officeooo:rsid="00585df7"/>
    </style:style>
    <style:style style:name="T37" style:family="text">
      <style:text-properties officeooo:rsid="00523d54"/>
    </style:style>
    <style:style style:name="T38" style:family="text">
      <style:text-properties officeooo:rsid="0056b431"/>
    </style:style>
    <style:style style:name="T39" style:family="text">
      <style:text-properties officeooo:rsid="005906c6"/>
    </style:style>
    <style:style style:name="T40" style:family="text">
      <style:text-properties officeooo:rsid="005bd3d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5">Release <text:span text:style-name="T40">3</text:span></text:p>
              <text:p text:style-name="P27">Copyright © <text:span text:style-name="T2">2018-2019</text:span> <text:span text:style-name="T6">Thorin Schmidt</text:span></text:p>
              <text:p text:style-name="P29">(Other credits here)</text:p>
              <text:p text:style-name="P28">All Rights Reserved</text:p>
              <text:p text:style-name="P28">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30">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31">CHOOSE YOUR LEVEL (OF COMPLEXITY)</text:p>
        <text:p text:style-name="P37">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8">The following sections will take you though the different stages. <text:s/>We’ll start with a simple theology, move to more complex ones, then finish with a section of “add-ons”, ideas to flesh out your basic thoughts with a few juicy details.</text:p>
        <text:p text:style-name="P32">ONE FOR ALL</text:p>
        <text:p text:style-name="P19">This is, of course, the simplest and easiest of theologies. <text:s/>Your world has <text:span text:style-name="T10">just one god. Probably he or she is the creator of the world. <text:s/>Every Cleric somehow worships this one god. </text:span></text:p>
        <text:p text:style-name="P21">Of course, this means that good and evil <text:span text:style-name="T33">C</text:span>lerics get their spells from the same source. <text:s/>You should give some thought to why this is.</text:p>
        <text:p text:style-name="P20">It could be that your god<text:span text:style-name="T23">dess</text:span> is somewhat aloof; having made the world, they are content to simply let things play out. <text:s/>If a <text:span text:style-name="T33">C</text:span>leric is devoted enough to be granted divine power, they are free to do with it what they see fit.</text:p>
        <text:p text:style-name="P20">Otherwise, perhaps the Nemesis add-on (detailed later) might be of use for enemy <text:span text:style-name="T33">C</text:span>lerics. </text:p>
        <text:p text:style-name="P56"/>
        <text:p text:style-name="P57"><text:soft-page-break/><text:span text:style-name="T11">Sample Deity: </text:span><text:span text:style-name="T13">Jowenna, Mother of ALL</text:span></text:p>
        <text:p text:style-name="P52"><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4">ALL HAVE ONE</text:p>
        <text:p text:style-name="P39">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4">C</text:span>leric can count on their god being more invested in their worshipers. </text:p>
        <text:p text:style-name="P39">The other facet of this type of theology is that <text:span text:style-name="T34">C</text:span>lerics of different races might wind up having access to different spells, or be excluded from certain ones. For instance, <text:span text:style-name="T34">C</text:span>lerics of evil races might not have access to healing spells, or <text:span text:style-name="T34">D</text:span>warven <text:span text:style-name="T34">C</text:span>lerics might only be able to <text:span text:style-name="T5">c</text:span><text:span text:style-name="T3">reate </text:span><text:span text:style-name="T5">a</text:span><text:span text:style-name="T3">le</text:span> instead of <text:span text:style-name="T34">w</text:span>ater.</text:p>
        <text:p text:style-name="P33">FORCES OF NATURE</text:p>
        <text:p text:style-name="P22"><text:span text:style-name="T24">In this version, each of the gods is a force of nature personified. </text:span><text:span text:style-name="T25">The thing that appeals here is if you like a rich tapestry of gods. This can be great for G</text:span><text:span text:style-name="T26">M</text:span><text:span text:style-name="T25">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7">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18">Sample Deity: <text:span text:style-name="T12">Shu</text:span><text:span text:style-name="T18">u</text:span><text:span text:style-name="T12">ra-Shurra godde</text:span><text:span text:style-name="T18">s</text:span><text:span text:style-name="T12">s of Air</text:span></text:p>
        <text:p text:style-name="P58">Shuura-Shurra <text:span text:style-name="T37">is the capricious goddess of the air. Sailors especially try to always curry her favor, praying for favorable winds and clear skies. Farmers tend to pray both ways, for her to clear the skies of clouds intimes of too <text:s/>much rain, and to bring more clouds in times of drought. When Shuura-Shurra argues with Bolth-Amrith god of water, violent storms are crested that wreak havoc on mortals.</text:span></text:p>
        <text:p text:style-name="P41">Sample Deity: <text:span text:style-name="T12">Blenn, son of Shuura-Shurrra, god of Dead Calm</text:span></text:p>
        <text:p text:style-name="P24">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5">FORCES OF MAN</text:p>
        <text:p text:style-name="P14">This type of theology is similar to the “forces of nature” in that the gods are personifications. In this case though, they are personifications of <text:span text:style-name="T23">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5"><text:span text:style-name="T11">Sample Deity: </text:span><text:span text:style-name="T15">Shandala, Patron of Knowledge</text:span></text:p>
        <text:p text:style-name="P53"><text:span text:style-name="T14">S</text:span><text:span text:style-name="T12">handala is the guider of civilization, and is heavily vested in progress of all learning. Any progress is good. “Morality” is for OTHER gods; anything </text:span><text:soft-page-break/><text:span text:style-name="T12">that increases knowledge is worthy of pursuit. <text:s/>She is assisted by her twin children, Olan and Ilan.</text:span></text:p>
        <text:p text:style-name="P55"><text:span text:style-name="T11">Sample Deity: </text:span><text:span text:style-name="T13">Ilan</text:span><text:span text:style-name="T15">, goddess of Science</text:span></text:p>
        <text:p text:style-name="P53"><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55"><text:span text:style-name="T11">Sample Deity: </text:span><text:span text:style-name="T13">Olan</text:span><text:span text:style-name="T15">, god of Magic</text:span></text:p>
        <text:p text:style-name="P54">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35">a</text:span> stodgy stick-in-the-mud”.</text:p>
        <text:p text:style-name="P32">ELEMENTAL<text:span text:style-name="T22">ISM</text:span></text:p>
        <text:p text:style-name="P16">Gods in this world are the personification of the traditional four elements: Earth, Air, Fire, Water. They could either be faceless forces or actual personalities. If coupled with the Promiscous add-on you could create additional gods of Steam (Fire and Water), Lava (Fire and Earth), Ice (Water and Air), <text:span text:style-name="T31">and Ooze (Earth and Water). If given personalities, Clerics of opposing elements might not get along too well with each other, while Clerics of adjacent elements might be capable of spectacular things if working in conjunction.</text:span></text:p>
        <text:p text:style-name="P35">EXISTING MYTHOLOGY</text:p>
        <text:p text:style-name="P12"><text:span text:style-name="T21">From a work standpoint, this theology is going to be the easiest</text:span>. <text:span text:style-name="T21">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6">C</text:span>leric of Ares be a voice for Peace will strain the suspension of disbelief that is crucial to a good game session.</text:p>
        <text:p text:style-name="P36">ADD-ONS</text:p>
        <text:p text:style-name="P46">The following section is full of additional ideas you can add to any of the previous sections. They just add a little flavor to your campaign, and help give some structure to how things go in the game. For instance, the Morgansfort <text:span text:style-name="T27">TM</text:span><text:span text:style-name="T28"> campaign has a deity called Tah, which is the only god in that world, the setting also makes use of (possibly) The Nemesis, Elaborate Established Church, and Heretics (the reformed church).</text:span></text:p>
        <text:p text:style-name="P40">The Nemesis</text:p>
        <text:p text:style-name="P50">This add-on is very useful when you only have one or a few deities. <text:s/>Basically, the god(s) or goddess(es) is(are) good, the Nemesis is bad. You could even have a Nemesis counterpart for each of your deities.</text:p>
        <text:p text:style-name="P42">Sample Deity: <text:span text:style-name="T19">Yortitch, the Destroyer</text:span></text:p>
        <text:p text:style-name="P59">Yortitch came to the world from Outside. <text:span text:style-name="T38">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50">If you like, you can expand this option to include:</text:p>
        <text:p text:style-name="P43"><text:soft-page-break/>The Balance</text:p>
        <text:p text:style-name="P51">This add-on really only makes sense when added with The Nemesis (an add-on to the add-on if you will). This would allow for there to be a balancer-god for the good and bad counterparts, ensuring that things don’t spiral out of control in the celestial realms.</text:p>
        <text:p text:style-name="P44">Sample Deity:<text:span text:style-name="T12"> </text:span><text:span text:style-name="T20">Halam, god of Balance</text:span></text:p>
        <text:p text:style-name="P58"><text:span text:style-name="T20">H</text:span><text:span text:style-name="T12">alam’s origin is more obscure than even Yortitch’s. Halam is a recent arrival in the world. </text:span></text:p>
        <text:p text:style-name="P63">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became enveloped in light and made their way to the base of the scale. An emotionless voice spoke, although none can say what words were uttered. At the end, everyone found themselves back home, but of the glowing “Chosen” there was no sign. They are still around though. </text:p>
        <text:p text:style-name="P60">Whenever conflicts threaten to spiral out of control, <text:span text:style-name="T39">g</text:span>lowing emissaries of Halam will appear, brokering peace when they can, forcing it when they must. Sometimes the<text:span text:style-name="T39">y are</text:span> living, sometimes monsters, sometimes undead; but always glowing, always wearing the symbol of a balance, always bringing peace.</text:p>
        <text:p text:style-name="P40">No Established Church</text:p>
        <text:p text:style-name="P47">With this add-on, <text:span text:style-name="T36">C</text:span>lerics in your world just “get the call” directly from their deity. Priests might not exist, or else they get their calls directly as well. Perhaps each priest and <text:span text:style-name="T36">C</text:span>leric recruits a likely youth and makes them an apprentice (which would mean players would have to do so as well!<text:span text:style-name="T29">)</text:span>. Worship could be radically different from village to village or be exactly the same, depending upon how active you want your gods to be in the world.</text:p>
        <text:p text:style-name="P40">Elaborate Established Church</text:p>
        <text:p text:style-name="P48">This add-on is useful when you want your <text:span text:style-name="T36">C</text:span>lerics to have an earthly support network. Churches in every major town and village can be sources of healing, holy water, and even missions. They can be sources of NPC help if needed, and a place to stay for <text:span text:style-name="T36">C</text:span>lerics who are short on cash. Of course, the free room and board could come with the price of doing a few “services” for the local parish!</text:p>
        <text:p text:style-name="P40">Heretics</text:p>
        <text:p text:style-name="P48">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40"/>
        <text:p text:style-name="P61">Promiscuous Gods</text:p>
        <text:p text:style-name="P49">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6">C</text:span>lerics and priests are all the sons and daughters of gods in some way, like descendants of demi-gods or something.</text:p>
        <text:p text:style-name="P45"/>
        <text:p text:style-name="P62">Atheism</text:p>
        <text:p text:style-name="P49">Finally, we have this alternative for those players who, for one reason or another, want to play a <text:span text:style-name="T36">C</text:span>leric but don’t want it to be saddled with a fake religion. For these players, a <text:span text:style-name="T36">C</text:span>leric could be devoted to an ideal of some sort. The ideal doesn’t matter so much as that whatever ideal is adopted by the player, their character needs to actively pursue it in-game. This doesn’t mean they become a one-sided caricature. <text:span text:style-name="T30">It does mean that when presented with the opportunity, (and you as the GM should make sure those opportunities occur) they should role-play their commitment to that ideal.</text:span></text:p>
      </text:section>
      <text:p text:style-name="P23"><text:toc-mark-start text:id="IMark1660969046680" text:outline-level="1"/>Open Game License<text:toc-mark-end text:id="IMark1660969046680"/></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1660969041976" text:main-entry="true"/>Role-Playing<text:alphabetical-index-mark-end text:id="IMark1660969041976"/>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2">Playing God</text:span> Copyright © 20<text:span text:style-name="T2">18-2019</text:span> <text:span text:style-name="T32">Thorin Schmidt.</text:span></text:p>
        <text:p text:style-name="P9">END OF LICENSE</text:p>
      </text:section>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6</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18-11-07T15:47:40.387283670</meta:creation-date>
    <meta:editing-cycles>25</meta:editing-cycles>
    <meta:editing-duration>P2DT19H39M10S</meta:editing-duration>
    <dc:date>2019-05-15T15:22:18.934000000</dc:date>
    <meta:document-statistic meta:table-count="1" meta:image-count="0" meta:object-count="0" meta:page-count="6" meta:paragraph-count="102" meta:word-count="3687" meta:character-count="21993" meta:non-whitespace-character-count="18361"/>
    <meta:user-defined meta:name="Info 1"/>
    <meta:user-defined meta:name="Info 2"/>
    <meta:user-defined meta:name="Info 3"/>
    <meta:user-defined meta:name="Info 4"/>
  </office:meta>
</office:document-meta>
</file>